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font-size="32pt" fo:font-style="italic" style:text-underline-style="solid" style:text-underline-width="auto" style:text-underline-color="font-color" style:font-size-asian="32pt" style:font-style-asian="italic" style:font-size-complex="32pt" style:font-style-complex="italic"/>
    </style:style>
    <style:style style:name="P2" style:family="paragraph" style:parent-style-name="Header">
      <style:text-properties officeooo:rsid="00068ec5" officeooo:paragraph-rsid="00068ec5"/>
    </style:style>
    <style:style style:name="P3"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5" style:family="paragraph" style:parent-style-name="Standard">
      <style:paragraph-properties fo:text-align="justify" style:justify-single-word="false"/>
      <style:text-properties fo:font-size="13pt" style:font-size-asian="13pt" style:font-size-complex="13pt"/>
    </style:style>
    <style:style style:name="P6" style:family="paragraph" style:parent-style-name="Standard">
      <style:paragraph-properties fo:text-align="justify" style:justify-single-word="false"/>
    </style:style>
    <style:style style:name="T1" style:family="text">
      <style:text-properties officeooo:rsid="00068ec5"/>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rrador</text:p>
      <text:p text:style-name="Standard"/>
      <text:p text:style-name="P3">1. Introducción</text:p>
      <text:p text:style-name="P6"/>
      <text:p text:style-name="P4">1.1 Descripción del PFC:</text:p>
      <text:p text:style-name="P6">El Proyecto de Fin de C<text:span text:style-name="T1">iclo</text:span> consistirá en el desarrollo de una aplicación móvil dedicada a los aficionados de la Fórmula 1. La aplicación, denominada <text:span text:style-name="T2">F1TrackPro</text:span>, ofrecerá una experiencia completa para seguir noticias, estadísticas y eventos relacionados con las carreras de automovilismo.</text:p>
      <text:p text:style-name="P6"/>
      <text:p text:style-name="P5">1.2 Módulos del CFGS ASIR a los que implica:</text:p>
      <text:p text:style-name="P6">Este proyecto se relaciona principalmente con los siguientes módulos del Ciclo Formativo de Grado Superior en Administración de Sistemas Informáticos en Red (ASIR):</text:p>
      <text:p text:style-name="P6"/>
      <text:p text:style-name="P6">-Implantación de sistemas operativos.</text:p>
      <text:p text:style-name="P6">-Servicios de red e Internet.</text:p>
      <text:p text:style-name="P6">-Seguridad y alta disponibilidad.</text:p>
      <text:p text:style-name="P6">-Proyecto de administración de sistemas informáticos en red.</text:p>
      <text:p text:style-name="P6"/>
      <text:p text:style-name="P3">2. Estudio previo</text:p>
      <text:p text:style-name="P6"/>
      <text:p text:style-name="P4">2.1 Estudio de soluciones existentes:</text:p>
      <text:p text:style-name="P6">Antes de comenzar con el desarrollo de F1TrackPro, se realizará un análisis de las aplicaciones existentes en el mercado relacionadas con la Fórmula 1. Se identificarán las características principales, las fortalezas y debilidades de estas aplicaciones para comprender mejor el panorama actual.</text:p>
      <text:p text:style-name="P6"/>
      <text:p text:style-name="P4">2.2 Solución propuesta en PFC:</text:p>
      <text:p text:style-name="P6">La solución propuesta consiste en desarrollar F1TrackPro, una aplicación móvil que proporcionará a los usuarios acceso a noticias en tiempo real, seguimiento de carreras en vivo, perfiles de pilotos y equipos, y un calendario completo de eventos de la Fórmula 1. Se implementará un proceso de despliegue automatizado utilizando Jenkins y Kubernetes para garantizar actualizaciones rápidas y eficientes de la aplicación.</text:p>
      <text:p text:style-name="P6"/>
      <text:p text:style-name="P6">Con esta solución, se espera ofrecer a los aficionados de la Fórmula 1 una experiencia móvil única y completa, mientras se adquieren y aplican conocimientos en la administración de sistemas informáticos en r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68ec5" officeooo:paragraph-rsid="00068ec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ejandro Romá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1T18:38:00.966000000</meta:creation-date>
    <dc:date>2024-04-01T18:55:33.284000000</dc:date>
    <meta:editing-duration>PT11M45S</meta:editing-duration>
    <meta:editing-cycles>2</meta:editing-cycles>
    <meta:generator>LibreOffice/7.6.0.3$Windows_X86_64 LibreOffice_project/69edd8b8ebc41d00b4de3915dc82f8f0fc3b6265</meta:generator>
    <meta:document-statistic meta:table-count="0" meta:image-count="0" meta:object-count="0" meta:page-count="1" meta:paragraph-count="17" meta:word-count="253" meta:character-count="1724" meta:non-whitespace-character-count="1488"/>
  </office:meta>
</office:document-meta>
</file>